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AF1BFAA6FBE52437.png" manifest:media-type="image/png"/>
  <manifest:file-entry manifest:full-path="Pictures/10000001000005620000024F052884F92FFAFBD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T2" style:family="text">
      <style:text-properties officeooo:rsid="0008f88c"/>
    </style:style>
    <style:style style:name="T3" style:family="text">
      <style:text-properties officeooo:rsid="000dd6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</text:span><text:span text:style-name="T3">7</text:span> — <text:span text:style-name="T2">SAMURAI</text:span><text:span text:style-name="T1">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052884F92FFAFBD2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052884F92FFAFBD2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AF1BFAA6FBE52437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AF1BFAA6FBE524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8T20:38:03.460175806</dc:date>
    <meta:editing-duration>PT2H18M30S</meta:editing-duration>
    <meta:editing-cycles>12</meta:editing-cycles>
    <meta:generator>LibreOffice/7.4.2.3$Linux_X86_64 LibreOffice_project/40$Build-3</meta:generator>
    <meta:print-date>2022-10-17T20:58:53.256654230</meta:print-date>
    <meta:document-statistic meta:table-count="0" meta:image-count="4" meta:object-count="0" meta:page-count="1" meta:paragraph-count="1" meta:word-count="2" meta:character-count="19" meta:non-whitespace-character-count="17"/>
  </office:meta>
</office:document-meta>
</file>